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fRequestProcessor( Function &lt; ClientRequest , Mono &lt; ClientRequest &gt; &gt; 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y( ExchangeFunction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dThen( ExchangeFilterFunction after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fResponseProcessor( Function &lt; ClientResponse , Mono &lt; ClientResponse &gt; &gt; 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